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102cm" svg:stroke-color="#0000ff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2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/>
    </style:style>
    <style:style style:name="P8" style:family="paragraph">
      <style:text-properties fo:font-size="18pt" style:font-size-asian="18pt" style:font-size-complex="18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98cm" svg:height="11.464cm" svg:x="0.77cm" svg:y="4.319cm">
          <draw:text-box>
            <text:p text:style-name="P1">Dedicated to the science and engineering of automated software generation</text:p>
            <text:p text:style-name="P1"/>
            <text:p text:style-name="P1">We do this by focusing on application and network architecture </text:p>
            <text:p text:style-name="P1"><text:tab/>– and how to generate the best possible end-systems in the best possible ways</text:p>
            <text:p text:style-name="P1"/>
            <text:p><text:span text:style-name="T1">We are focused on demonstrating this by example. </text:span></text:p>
            <text:p><text:span text:style-name="T1"/></text:p>
            <text:p><text:span text:style-name="T1">We provide an engine that takes software architectural design as input </text:span></text:p>
            <text:p><text:span text:style-name="T1">and produces a fully organized, </text:span></text:p>
            <text:p><text:span text:style-name="T1"><text:tab/></text:span><text:span text:style-name="T1">testable, </text:span></text:p>
            <text:p><text:span text:style-name="T1"><text:tab/></text:span><text:span text:style-name="T1">executable and </text:span></text:p>
            <text:p><text:span text:style-name="T1"><text:tab/></text:span><text:span text:style-name="T1">manageable software system as output. </text:span></text:p>
            <text:p><text:span text:style-name="T1"/></text:p>
            <text:p><text:span text:style-name="T1">The savings in cost is vast and truly immeasurable</text:span></text:p>
            <text:p><text:span text:style-name="T1"/></text:p>
            <text:p><text:span text:style-name="T1">The quality of the resulting end-system implementation far outweighs anything done by hand...</text:span></text:p>
            <text:p text:style-name="P1"/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8.588cm" svg:height="1.195cm" svg:x="0.716cm" svg:y="1.025cm">
          <draw:text-box>
            <text:p text:style-name="P3"><text:span text:style-name="T2">Software Engineering</text:span></text:p>
          </draw:text-box>
        </draw:frame>
        <draw:frame draw:style-name="gr1" draw:text-style-name="P6" draw:layer="layout" svg:width="12.11cm" svg:height="1.115cm" svg:x="0.77cm" svg:y="2.82cm">
          <draw:text-box>
            <text:p text:style-name="P5"><text:span text:style-name="T3">Evergreen Generational Scienc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4.276cm" svg:height="11.643cm" svg:x="0.77cm" svg:y="4.319cm">
          <draw:text-box>
            <text:p text:style-name="P1">What is our main goal?</text:p>
            <text:p text:style-name="P1"/>
            <text:p text:style-name="P1">-Design and construct distributed applications efficiently in cost-effective way </text:p>
            <text:p text:style-name="P1"/>
            <text:p text:style-name="P1"><text:tab/>-Using close to simplest possible way</text:p>
            <text:p text:style-name="P1"/>
            <text:p text:style-name="P1"><text:tab/>-But, address all fundamental needs in a most thorough possible way</text:p>
            <text:p text:style-name="P1"/>
            <text:p text:style-name="P1"><text:tab/>-Provide a maintenance and management road map </text:p>
            <text:p text:style-name="P1"><text:tab/><text:tab/>-to achieve excellent longevity </text:p>
            <text:p text:style-name="P1"><text:tab/><text:tab/>-But at minimal cost</text:p>
            <text:p text:style-name="P1"/>
            <text:p text:style-name="P1">There are many different approaches to using models to represent a system's design</text:p>
            <text:p text:style-name="P1">and architecture</text:p>
            <text:p text:style-name="P1"><text:s/></text:p>
            <text:p text:style-name="P1"><text:tab/>– we choose to Pi-Calculus to derive the structure of the underlying framework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8.588cm" svg:height="1.195cm" svg:x="0.716cm" svg:y="1.025cm">
          <draw:text-box>
            <text:p text:style-name="P3"><text:span text:style-name="T2">Software Engineering</text:span></text:p>
          </draw:text-box>
        </draw:frame>
        <draw:frame draw:style-name="gr1" draw:text-style-name="P6" draw:layer="layout" svg:width="4.126cm" svg:height="1.115cm" svg:x="0.77cm" svg:y="2.82cm">
          <draw:text-box>
            <text:p text:style-name="P5"><text:span text:style-name="T3">Objectiv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3.815cm" svg:height="18.051cm" svg:x="0.77cm" svg:y="4.319cm">
          <draw:text-box>
            <text:p><text:span text:style-name="T4">First, what do we mean by “distributed application(s)” ?</text:span></text:p>
            <text:p><text:span text:style-name="T4"/></text:p>
            <text:p><text:span text:style-name="T4"><text:tab/></text:span><text:span text:style-name="T4">-Distribution within a single application</text:span></text:p>
            <text:p><text:span text:style-name="T4"/></text:p>
            <text:p><text:span text:style-name="T4"><text:tab/></text:span><text:span text:style-name="T4">-Distribution among a group of applications</text:span></text:p>
            <text:p><text:span text:style-name="T4"/></text:p>
            <text:p><text:span text:style-name="T4"><text:tab/></text:span><text:span text:style-name="T4">-Client / server application sets</text:span></text:p>
            <text:p><text:span text:style-name="T4"><text:tab/></text:span><text:span text:style-name="T4"><text:tab/></text:span><text:span text:style-name="T4">-services, channels, links</text:span></text:p>
            <text:p><text:span text:style-name="T4"><text:tab/></text:span><text:span text:style-name="T4"><text:tab/></text:span><text:span text:style-name="T4">-persistence-stores, cache-stores</text:span></text:p>
            <text:p><text:span text:style-name="T4"><text:tab/></text:span><text:span text:style-name="T4"><text:tab/></text:span><text:span text:style-name="T4">-transactions, transaction-groups</text:span></text:p>
            <text:p><text:span text:style-name="T4"/></text:p>
            <text:p><text:span text:style-name="T4"><text:tab/></text:span><text:span text:style-name="T4">-Cloud based application sets</text:span></text:p>
            <text:p><text:span text:style-name="T4"><text:tab/></text:span><text:span text:style-name="T4"><text:tab/></text:span><text:span text:style-name="T4">(organized in networks of arbitrary structures – network architecture..)</text:span></text:p>
            <text:p><text:span text:style-name="T4"><text:tab/></text:span><text:span text:style-name="T4"><text:tab/></text:span><text:span text:style-name="T4">-flat, hierarchical, star-shaped, hub-and-spoke, or any combination thereof</text:span></text:p>
            <text:p/>
            <text:p><text:span text:style-name="T4"><text:tab/></text:span><text:span text:style-name="T4">-Applications having any or all of the following requirements:</text:span></text:p>
            <text:p><text:span text:style-name="T4"><text:tab/></text:span><text:span text:style-name="T4"><text:tab/></text:span><text:span text:style-name="T4">-High availability</text:span></text:p>
            <text:p><text:span text:style-name="T4"><text:tab/></text:span><text:span text:style-name="T4"><text:tab/></text:span><text:span text:style-name="T4">-Balanced Load</text:span></text:p>
            <text:p><text:span text:style-name="T4"><text:tab/></text:span><text:span text:style-name="T4"><text:tab/></text:span><text:span text:style-name="T4">-Fail over and other functions of fault tolerance</text:span></text:p>
            <text:p><text:span text:style-name="T4"><text:tab/></text:span><text:span text:style-name="T4"><text:tab/></text:span><text:span text:style-name="T4">-Scalable in nodes and services, as well as threads</text:span></text:p>
            <text:p><text:span text:style-name="T4"><text:tab/></text:span><text:span text:style-name="T4"><text:tab/></text:span><text:span text:style-name="T4">-Distributed data sharing (caching)</text:span></text:p>
            <text:p><text:span text:style-name="T4"/></text:p>
            <text:p><text:span text:style-name="T4">We would like to effectively “model” these distributed</text:span><text:span text:style-name="T4"> applications </text:span></text:p>
            <text:p><text:span text:style-name="T4"/></text:p>
            <text:p><text:span text:style-name="T4"/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8.588cm" svg:height="1.195cm" svg:x="0.716cm" svg:y="1.025cm">
          <draw:text-box>
            <text:p><text:span text:style-name="T2">Software Engineering</text:span></text:p>
          </draw:text-box>
        </draw:frame>
        <draw:frame draw:style-name="gr1" draw:text-style-name="P6" draw:layer="layout" svg:width="4.126cm" svg:height="1.115cm" svg:x="0.77cm" svg:y="2.82cm">
          <draw:text-box>
            <text:p><text:span text:style-name="T3">Objectiv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16.872cm" svg:height="13.067cm" svg:x="0.77cm" svg:y="4.119cm">
          <draw:text-box>
            <text:p><text:span text:style-name="T4">There are all different approaches to using models to help </text:span></text:p>
            <text:p><text:span text:style-name="T4"/></text:p>
            <text:p><text:span text:style-name="T4">How do we effectively use models ?</text:span></text:p>
            <text:p><text:span text:style-name="T4"/></text:p>
            <text:p><text:span text:style-name="T4"><text:tab/></text:span><text:span text:style-name="T4">If the model is “good”, then we can do many things</text:span></text:p>
            <text:p><text:span text:style-name="T4"><text:tab/></text:span><text:span text:style-name="T4">(and, in thorough ways)</text:span></text:p>
            <text:p><text:span text:style-name="T4"/></text:p>
            <text:p><text:span text:style-name="T4"><text:tab/></text:span><text:span text:style-name="T4"><text:tab/></text:span><text:span text:style-name="T4">-autogeneration</text:span></text:p>
            <text:p><text:span text:style-name="T4"><text:tab/></text:span><text:span text:style-name="T4"><text:tab/></text:span><text:span text:style-name="T4">-analysis</text:span></text:p>
            <text:p><text:span text:style-name="T4"><text:tab/></text:span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-configuration</text:span></text:p>
            <text:p><text:span text:style-name="T4"><text:tab/></text:span><text:span text:style-name="T4"><text:tab/></text:span><text:span text:style-name="T4"><text:tab/></text:span><text:span text:style-name="T4">-nodes, services, channels, resources</text:span></text:p>
            <text:p><text:span text:style-name="T4"><text:tab/></text:span><text:span text:style-name="T4"><text:tab/></text:span><text:span text:style-name="T4">-monitoring</text:span></text:p>
            <text:p><text:span text:style-name="T4"><text:tab/></text:span><text:span text:style-name="T4"><text:tab/></text:span><text:span text:style-name="T4"><text:tab/></text:span><text:span text:style-name="T4">-status, performance</text:span></text:p>
            <text:p><text:span text:style-name="T4"><text:tab/></text:span><text:span text:style-name="T4"><text:tab/></text:span><text:span text:style-name="T4"><text:tab/></text:span><text:span text:style-name="T4">-self-checking</text:span></text:p>
            <text:p><text:span text:style-name="T4"/></text:p>
            <text:p><text:span text:style-name="T4">-static and runtime</text:span></text:p>
            <text:p><text:span text:style-name="T4">-global and local</text:span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8.588cm" svg:height="1.195cm" svg:x="0.716cm" svg:y="1.025cm">
          <draw:text-box>
            <text:p><text:span text:style-name="T2">Software Engineering</text:span></text:p>
          </draw:text-box>
        </draw:frame>
        <draw:frame draw:style-name="gr1" draw:text-style-name="P6" draw:layer="layout" svg:width="4.126cm" svg:height="1.115cm" svg:x="0.77cm" svg:y="2.82cm">
          <draw:text-box>
            <text:p><text:span text:style-name="T3">Objectiv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2.253cm" svg:height="10.219cm" svg:x="0.77cm" svg:y="4.119cm">
          <draw:text-box>
            <text:p text:style-name="P1"><text:span text:style-name="T4">There are all different approaches to using models to help </text:span></text:p>
            <text:p text:style-name="P1"><text:span text:style-name="T4"/></text:p>
            <text:p text:style-name="P1"><text:span text:style-name="T4">An example approach which is not so good, is “put everything in the model”</text:span></text:p>
            <text:p text:style-name="P1"><text:span text:style-name="T4"/></text:p>
            <text:p text:style-name="P1"><text:span text:style-name="T4">Other approaches may be missing things and hence may “lack thoroughness”</text:span></text:p>
            <text:p text:style-name="P1"><text:span text:style-name="T4"/></text:p>
            <text:p text:style-name="P1"><text:span text:style-name="T4">How to structure the models of distributed applications?</text:span></text:p>
            <text:p text:style-name="P1"><text:span text:style-name="T4"/></text:p>
            <text:p text:style-name="P1"><text:span text:style-name="T4">How to determine what “goes-into” and what “stays left out” of the model?</text:span></text:p>
            <text:p text:style-name="P1"><text:span text:style-name="T4"/></text:p>
            <text:p text:style-name="P1"><text:span text:style-name="T4"><text:tab/></text:span><text:span text:style-name="T4">Use Pi-Calculus for structure and behavior</text:span></text:p>
            <text:p text:style-name="P1"><text:span text:style-name="T4"/></text:p>
            <text:p text:style-name="P1"><text:span text:style-name="T4"><text:tab/></text:span><text:span text:style-name="T4">Use inference engines for specific details and characteristics</text:span></text:p>
            <text:p text:style-name="P1"><text:span text:style-name="T4"/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8.588cm" svg:height="1.195cm" svg:x="0.716cm" svg:y="1.025cm">
          <draw:text-box>
            <text:p text:style-name="P3"><text:span text:style-name="T2">Software Engineering</text:span></text:p>
          </draw:text-box>
        </draw:frame>
        <draw:frame draw:style-name="gr1" draw:text-style-name="P6" draw:layer="layout" svg:width="4.126cm" svg:height="1.115cm" svg:x="0.77cm" svg:y="2.82cm">
          <draw:text-box>
            <text:p text:style-name="P5"><text:span text:style-name="T3">Objectiv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0.153cm" svg:height="10.219cm" svg:x="0.77cm" svg:y="4.119cm">
          <draw:text-box>
            <text:p text:style-name="P1"><text:span text:style-name="T4">Keep in mind, this approach is yet another - among probably 1000s</text:span></text:p>
            <text:p text:style-name="P1"><text:span text:style-name="T4"/></text:p>
            <text:p text:style-name="P1"><text:span text:style-name="T4">So why do we recommend this approach?</text:span></text:p>
            <text:p text:style-name="P1"><text:span text:style-name="T4"/></text:p>
            <text:p text:style-name="P1"><text:span text:style-name="T4"><text:tab/></text:span><text:span text:style-name="T4">The model is master source </text:span></text:p>
            <text:p text:style-name="P1"><text:span text:style-name="T4"><text:tab/></text:span><text:span text:style-name="T4">(stored together with an instance of the engine)</text:span></text:p>
            <text:p text:style-name="P1"><text:span text:style-name="T4"/></text:p>
            <text:p text:style-name="P1"><text:span text:style-name="T4"><text:tab/></text:span><text:span text:style-name="T4">And, our models can be used to autogenerate entire end-systems</text:span></text:p>
            <text:p text:style-name="P1"><text:span text:style-name="T4"><text:tab/></text:span><text:span text:style-name="T4"><text:tab/></text:span><text:span text:style-name="T4">-adequately, if not thoroughly</text:span></text:p>
            <text:p text:style-name="P1"><text:span text:style-name="T4"/></text:p>
            <text:p text:style-name="P1"><text:span text:style-name="T4"><text:tab/></text:span><text:span text:style-name="T4">Important things besides reliability of end-system execution, are </text:span></text:p>
            <text:p text:style-name="P1"><text:span text:style-name="T4"><text:tab/></text:span><text:span text:style-name="T4"><text:tab/></text:span><text:span text:style-name="T4">-configuration, management, and maintenance</text:span></text:p>
            <text:p text:style-name="P1"><text:span text:style-name="T4"/></text:p>
            <text:p text:style-name="P1"><text:tab/>Extendable to meet future needs – to handle future changes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8.588cm" svg:height="1.195cm" svg:x="0.716cm" svg:y="1.025cm">
          <draw:text-box>
            <text:p text:style-name="P3"><text:span text:style-name="T2">Software Engineering</text:span></text:p>
          </draw:text-box>
        </draw:frame>
        <draw:frame draw:style-name="gr1" draw:text-style-name="P6" draw:layer="layout" svg:width="3.783cm" svg:height="1.115cm" svg:x="0.77cm" svg:y="2.82cm">
          <draw:text-box>
            <text:p text:style-name="P5"><text:span text:style-name="T3">Rationa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0.339cm" svg:height="13.067cm" svg:x="0.77cm" svg:y="4.119cm">
          <draw:text-box>
            <text:p><text:span text:style-name="T4">Overview</text:span></text:p>
            <text:p><text:span text:style-name="T4">What are we attempting to do ?</text:span></text:p>
            <text:p><text:span text:style-name="T4"/></text:p>
            <text:p><text:span text:style-name="T4">Motivation</text:span></text:p>
            <text:p><text:span text:style-name="T4">Why we would want / need to do this?</text:span></text:p>
            <text:p><text:span text:style-name="T4"/></text:p>
            <text:p><text:span text:style-name="T4">Objectives</text:span></text:p>
            <text:p><text:span text:style-name="T4">What specific goals are we attempting to achieve ?</text:span></text:p>
            <text:p><text:span text:style-name="T4"/></text:p>
            <text:p><text:span text:style-name="T4">Benefits</text:span></text:p>
            <text:p><text:span text:style-name="T4">What, as a result, are some specific benefits that we expect to obtain ?</text:span></text:p>
            <text:p><text:span text:style-name="T4"/></text:p>
            <text:p><text:span text:style-name="T4">Approach</text:span></text:p>
            <text:p><text:span text:style-name="T4">How do we attempt to make this happen ? <text:s/>How to reach these goals ?</text:span></text:p>
            <text:p><text:span text:style-name="T4"/></text:p>
            <text:p><text:span text:style-name="T4">Challenges</text:span></text:p>
            <text:p><text:span text:style-name="T4">What are specific problems and issues that need to be resolved ?</text:span></text:p>
            <text:p><text:span text:style-name="T4">How should the generated output be structured ?</text:span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17.342cm" svg:height="1.195cm" svg:x="0.716cm" svg:y="1.025cm">
          <draw:text-box>
            <text:p><text:span text:style-name="T2">Distributed System Modeling and Generation</text:span></text:p>
          </draw:text-box>
        </draw:frame>
        <draw:frame draw:style-name="gr1" draw:text-style-name="P6" draw:layer="layout" svg:width="3.609cm" svg:height="1.115cm" svg:x="0.77cm" svg:y="2.82cm">
          <draw:text-box>
            <text:p><text:span text:style-name="T3">Conten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8" draw:layer="layout" svg:width="10.7cm" svg:height="1.675cm" svg:x="0.77cm" svg:y="4.119cm">
          <draw:text-box>
            <text:p><text:span text:style-name="T5">Model determines what is generated</text:span></text:p>
            <text:p><text:span text:style-name="T5"><text:tab/></text:span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17.342cm" svg:height="1.195cm" svg:x="0.716cm" svg:y="1.025cm">
          <draw:text-box>
            <text:p><text:span text:style-name="T2">Distributed System Modeling and Generation</text:span></text:p>
          </draw:text-box>
        </draw:frame>
        <draw:frame draw:style-name="gr1" draw:text-style-name="P6" draw:layer="layout" svg:width="10.891cm" svg:height="1.115cm" svg:x="0.77cm" svg:y="2.82cm">
          <draw:text-box>
            <text:p><text:span text:style-name="T3">System generated from Model</text:span></text:p>
          </draw:text-box>
        </draw:frame>
        <draw:rect draw:style-name="gr4" draw:text-style-name="P2" draw:layer="layout" svg:width="6.858cm" svg:height="6.35cm" svg:x="9.76cm" svg:y="6.758cm">
          <text:p text:style-name="P2">Generation</text:p>
          <text:p text:style-name="P2">Engine</text:p>
        </draw:rect>
        <draw:frame draw:style-name="gr1" draw:layer="layout" svg:width="7.225cm" svg:height="6.659cm" svg:x="1.324cm" svg:y="6.685cm">
          <draw:text-box>
            <text:p>System Architecture</text:p>
            <text:p>Represented in a Model</text:p>
            <text:p/>
            <text:p/>
            <text:p/>
            <text:p>Inclusion of standard</text:p>
            <text:p>model files:</text:p>
            <text:p>-WSDL</text:p>
            <text:p>-BPEL</text:p>
          </draw:text-box>
        </draw:frame>
        <draw:custom-shape draw:style-name="gr5" draw:text-style-name="P2" draw:layer="layout" svg:width="7.619cm" svg:height="1.016cm" draw:transform="skewX (-0.0137881010907526) translate (1.478cm 8.762cm)">
          <text:p/>
          <draw:enhanced-geometry svg:viewBox="0 0 21600 21600" draw:text-areas="0 ?f0 ?f5 ?f2" draw:type="right-arrow" draw:modifiers="18768.188976378 5012.389380530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8.355cm" svg:height="10.403cm" svg:x="17.324cm" svg:y="6.685cm">
          <draw:text-box>
            <text:p>Fully Executable and</text:p>
            <text:p>Testable Distributed System</text:p>
            <text:p/>
            <text:p/>
            <text:p/>
            <text:p><text:span text:style-name="T6">Generation of all source files:</text:span></text:p>
            <text:p><text:span text:style-name="T6">Java, SQL, XSD, WSDL, BPEL</text:span></text:p>
            <text:p><text:span text:style-name="T6"/></text:p>
            <text:p><text:span text:style-name="T6">configuration and descriptor files:</text:span></text:p>
            <text:p>JMS, <text:span text:style-name="T6">Caches, Databases</text:span></text:p>
            <text:p><text:span text:style-name="T6"/></text:p>
            <text:p><text:span text:style-name="T6">Maven build files and scripts</text:span></text:p>
            <text:p><text:span text:style-name="T6"/></text:p>
            <text:p><text:span text:style-name="T6">Eclipse projects</text:span></text:p>
            <text:p><text:span text:style-name="T6">-Source code files </text:span></text:p>
            <text:p><text:span text:style-name="T6">-Configuration files</text:span></text:p>
          </draw:text-box>
        </draw:frame>
        <draw:custom-shape draw:style-name="gr5" draw:text-style-name="P2" draw:layer="layout" svg:width="7.619cm" svg:height="1.016cm" draw:transform="skewX (-0.0137881010907526) translate (17.478cm 8.762cm)">
          <text:p/>
          <draw:enhanced-geometry svg:viewBox="0 0 21600 21600" draw:text-areas="0 ?f0 ?f5 ?f2" draw:type="right-arrow" draw:modifiers="18768.188976378 5012.389380530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6.983cm" svg:height="13.067cm" svg:x="0.77cm" svg:y="4.119cm">
          <draw:text-box>
            <text:p><text:span text:style-name="T4">Structure and Behavior</text:span></text:p>
            <text:p><text:span text:style-name="T4"/></text:p>
            <text:p><text:span text:style-name="T4">Perspectives</text:span></text:p>
            <text:p><text:span text:style-name="T4"/></text:p>
            <text:p><text:span text:style-name="T4">Projections</text:span></text:p>
            <text:p><text:span text:style-name="T4"/></text:p>
            <text:p><text:span text:style-name="T4">Participants</text:span></text:p>
            <text:p><text:span text:style-name="T4"/></text:p>
            <text:p><text:span text:style-name="T4">Processes</text:span></text:p>
            <text:list text:style-name="L1">
              <text:list-item>
                <text:list>
                  <text:list-item>
                    <text:p><text:span text:style-name="T4">Modeling</text:span></text:p>
                  </text:list-item>
                  <text:list-item>
                    <text:p><text:span text:style-name="T4">Generation</text:span></text:p>
                  </text:list-item>
                  <text:list-item>
                    <text:p><text:span text:style-name="T4">Execution</text:span></text:p>
                  </text:list-item>
                  <text:list-item>
                    <text:p><text:span text:style-name="T4">Verification</text:span></text:p>
                  </text:list-item>
                  <text:list-item>
                    <text:p><text:span text:style-name="T4">Deployment</text:span></text:p>
                  </text:list-item>
                  <text:list-item>
                    <text:p><text:span text:style-name="T4">Management</text:span></text:p>
                  </text:list-item>
                  <text:list-item>
                    <text:p><text:span text:style-name="T4">Modification</text:span></text:p>
                  </text:list-item>
                  <text:list-item>
                    <text:p><text:span text:style-name="T4">Implementation</text:span></text:p>
                  </text:list-item>
                </text:list>
              </text:list-item>
            </text:list>
            <text:p><text:span text:style-name="T4"><text:tab/></text:span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17.342cm" svg:height="1.195cm" svg:x="0.716cm" svg:y="1.025cm">
          <draw:text-box>
            <text:p><text:span text:style-name="T2">Distributed System Modeling and Generation</text:span></text:p>
          </draw:text-box>
        </draw:frame>
        <draw:frame draw:style-name="gr1" draw:text-style-name="P6" draw:layer="layout" svg:width="6.75cm" svg:height="1.115cm" svg:x="0.77cm" svg:y="2.82cm">
          <draw:text-box>
            <text:p><text:span text:style-name="T3">ARIES and ARIE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7.051cm" svg:height="8.083cm" svg:x="0.77cm" svg:y="4.119cm">
          <draw:text-box>
            <text:p><text:span text:style-name="T4">Implementation</text:span></text:p>
            <text:p><text:span text:style-name="T4"><text:tab/></text:span></text:p>
            <text:p><text:span text:style-name="T4">General Requirements:</text:span></text:p>
            <text:p><text:span text:style-name="T4">Configurability</text:span></text:p>
            <text:p><text:span text:style-name="T4">Maintainability</text:span></text:p>
            <text:p><text:span text:style-name="T4">Managability</text:span></text:p>
            <text:p><text:span text:style-name="T4">Recoverability</text:span></text:p>
            <text:p><text:span text:style-name="T4">Availability</text:span></text:p>
            <text:p><text:span text:style-name="T4">Scalability</text:span></text:p>
            <text:p><text:span text:style-name="T4">Flexibility</text:span></text:p>
            <text:p><text:span text:style-name="T4"/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18.616cm" svg:height="1.195cm" svg:x="0.716cm" svg:y="1.025cm">
          <draw:text-box>
            <text:p><text:span text:style-name="T2">Software System Modeling and Auto-Generation</text:span></text:p>
          </draw:text-box>
        </draw:frame>
        <draw:frame draw:style-name="gr1" draw:text-style-name="P6" draw:layer="layout" svg:width="6.75cm" svg:height="1.115cm" svg:x="0.77cm" svg:y="2.82cm">
          <draw:text-box>
            <text:p><text:span text:style-name="T3">ARIES and ARIE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25.8cm" svg:height="4.523cm" svg:x="0.77cm" svg:y="4.119cm">
          <draw:text-box>
            <text:p><text:span text:style-name="T4">Why yet another language ?</text:span></text:p>
            <text:p><text:span text:style-name="T4"><text:tab/></text:span></text:p>
            <text:p><text:span text:style-name="T4">No major programming languages offer high-level, type-safe communication primitives, </text:span></text:p>
            <text:p><text:span text:style-name="T4">leaving treatment of communications to low-level APIs. <text:s/>In short, we have yet to see a </text:span></text:p>
            <text:p><text:span text:style-name="T4">general and tangible framework for designing and representing distributed communication </text:span></text:p>
            <text:p><text:span text:style-name="T4">centric software systems.</text:span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18.616cm" svg:height="1.195cm" svg:x="0.716cm" svg:y="1.025cm">
          <draw:text-box>
            <text:p><text:span text:style-name="T2">Software System Modeling and Auto-Generation</text:span></text:p>
          </draw:text-box>
        </draw:frame>
        <draw:frame draw:style-name="gr1" draw:text-style-name="P6" draw:layer="layout" svg:width="2.741cm" svg:height="1.115cm" svg:x="0.77cm" svg:y="2.82cm">
          <draw:text-box>
            <text:p><text:span text:style-name="T3">ARIE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3.601cm" svg:height="1.675cm" svg:x="0.77cm" svg:y="4.119cm">
          <draw:text-box>
            <text:p><text:span text:style-name="T4">Verification</text:span></text:p>
            <text:p><text:span text:style-name="T4"><text:tab/></text:span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18.616cm" svg:height="1.195cm" svg:x="0.716cm" svg:y="1.025cm">
          <draw:text-box>
            <text:p><text:span text:style-name="T2">Software System Modeling and Auto-Generation</text:span></text:p>
          </draw:text-box>
        </draw:frame>
        <draw:frame draw:style-name="gr1" draw:text-style-name="P6" draw:layer="layout" svg:width="6.75cm" svg:height="1.115cm" svg:x="0.77cm" svg:y="2.82cm">
          <draw:text-box>
            <text:p><text:span text:style-name="T3">ARIES and ARIE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5.451cm" svg:height="3.811cm" svg:x="0.77cm" svg:y="4.119cm">
          <draw:text-box>
            <text:p><text:span text:style-name="T4">Conclusions</text:span></text:p>
            <text:p><text:span text:style-name="T4"><text:tab/></text:span></text:p>
            <text:p><text:span text:style-name="T4">Valuable Lessons</text:span></text:p>
            <text:p><text:span text:style-name="T4"/></text:p>
            <text:p><text:span text:style-name="T4">Research Areas</text:span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18.616cm" svg:height="1.195cm" svg:x="0.716cm" svg:y="1.025cm">
          <draw:text-box>
            <text:p><text:span text:style-name="T2">Software System Modeling and Auto-Generation</text:span></text:p>
          </draw:text-box>
        </draw:frame>
        <draw:frame draw:style-name="gr1" draw:text-style-name="P6" draw:layer="layout" svg:width="6.75cm" svg:height="1.115cm" svg:x="0.77cm" svg:y="2.82cm">
          <draw:text-box>
            <text:p><text:span text:style-name="T3">ARIES and ARIE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1" draw:layer="layout" svg:width="6.983cm" svg:height="13.067cm" svg:x="0.77cm" svg:y="4.119cm">
          <draw:text-box>
            <text:p><text:span text:style-name="T4">Structure and Behavior</text:span></text:p>
            <text:p><text:span text:style-name="T4"/></text:p>
            <text:p><text:span text:style-name="T4">Perspectives</text:span></text:p>
            <text:p><text:span text:style-name="T4"/></text:p>
            <text:p><text:span text:style-name="T4">Projections</text:span></text:p>
            <text:p><text:span text:style-name="T4"/></text:p>
            <text:p><text:span text:style-name="T4">Participants</text:span></text:p>
            <text:p><text:span text:style-name="T4"/></text:p>
            <text:p><text:span text:style-name="T4">Processes</text:span></text:p>
            <text:list text:style-name="L1">
              <text:list-item>
                <text:list>
                  <text:list-item>
                    <text:p><text:span text:style-name="T4">Modeling</text:span></text:p>
                  </text:list-item>
                  <text:list-item>
                    <text:p><text:span text:style-name="T4">Generation</text:span></text:p>
                  </text:list-item>
                  <text:list-item>
                    <text:p><text:span text:style-name="T4">Execution</text:span></text:p>
                  </text:list-item>
                  <text:list-item>
                    <text:p><text:span text:style-name="T4">Verification</text:span></text:p>
                  </text:list-item>
                  <text:list-item>
                    <text:p><text:span text:style-name="T4">Deployment</text:span></text:p>
                  </text:list-item>
                  <text:list-item>
                    <text:p><text:span text:style-name="T4">Management</text:span></text:p>
                  </text:list-item>
                  <text:list-item>
                    <text:p><text:span text:style-name="T4">Modification</text:span></text:p>
                  </text:list-item>
                  <text:list-item>
                    <text:p><text:span text:style-name="T4">Implementation</text:span></text:p>
                  </text:list-item>
                </text:list>
              </text:list-item>
            </text:list>
            <text:p><text:span text:style-name="T4"><text:tab/></text:span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18.616cm" svg:height="1.195cm" svg:x="0.716cm" svg:y="1.025cm">
          <draw:text-box>
            <text:p><text:span text:style-name="T2">Software System Modeling and Auto-Generation</text:span></text:p>
          </draw:text-box>
        </draw:frame>
        <draw:frame draw:style-name="gr1" draw:text-style-name="P6" draw:layer="layout" svg:width="6.75cm" svg:height="1.115cm" svg:x="0.77cm" svg:y="2.82cm">
          <draw:text-box>
            <text:p><text:span text:style-name="T3">ARIES and ARIE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6" draw:layer="layout" svg:width="3.728cm" svg:height="1.115cm" svg:x="0.77cm" svg:y="2.819cm">
          <draw:text-box>
            <text:p><text:span text:style-name="T3">Overview</text:span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18.616cm" svg:height="1.195cm" svg:x="0.716cm" svg:y="1.025cm">
          <draw:text-box>
            <text:p><text:span text:style-name="T2">Software System Modeling and Auto-Generation</text:span></text:p>
          </draw:text-box>
        </draw:frame>
        <draw:frame draw:style-name="gr1" draw:text-style-name="P1" draw:layer="layout" svg:width="9.303cm" svg:height="0.963cm" svg:x="0.771cm" svg:y="4.12cm">
          <draw:text-box>
            <text:p>What are we attempting to do ?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6" draw:layer="layout" svg:width="4.037cm" svg:height="1.115cm" svg:x="0.77cm" svg:y="2.819cm">
          <draw:text-box>
            <text:p><text:span text:style-name="T3">Motivation</text:span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18.616cm" svg:height="1.195cm" svg:x="0.716cm" svg:y="1.025cm">
          <draw:text-box>
            <text:p><text:span text:style-name="T2">Software System Modeling and Auto-Generation</text:span></text:p>
          </draw:text-box>
        </draw:frame>
        <draw:frame draw:style-name="gr1" draw:text-style-name="P1" draw:layer="layout" svg:width="11.276cm" svg:height="2.387cm" svg:x="0.771cm" svg:y="4.12cm">
          <draw:text-box>
            <text:p>Why we would want / need to do this ?</text:p>
            <text:p/>
            <text:p>xxx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6" draw:layer="layout" svg:width="4.126cm" svg:height="1.115cm" svg:x="0.77cm" svg:y="2.819cm">
          <draw:text-box>
            <text:p><text:span text:style-name="T3">Objectives</text:span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18.616cm" svg:height="1.195cm" svg:x="0.716cm" svg:y="1.025cm">
          <draw:text-box>
            <text:p><text:span text:style-name="T2">Software System Modeling and Auto-Generation</text:span></text:p>
          </draw:text-box>
        </draw:frame>
        <draw:frame draw:style-name="gr1" draw:text-style-name="P1" draw:layer="layout" svg:width="14.76cm" svg:height="2.387cm" svg:x="0.771cm" svg:y="4.12cm">
          <draw:text-box>
            <text:p>What specific goals are we attempting to achieve ?</text:p>
            <text:p/>
            <text:p>xxx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6" draw:layer="layout" svg:width="3.309cm" svg:height="1.115cm" svg:x="0.77cm" svg:y="2.819cm">
          <draw:text-box>
            <text:p><text:span text:style-name="T3">Benefits</text:span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18.616cm" svg:height="1.195cm" svg:x="0.716cm" svg:y="1.025cm">
          <draw:text-box>
            <text:p><text:span text:style-name="T2">Software System Modeling and Auto-Generation</text:span></text:p>
          </draw:text-box>
        </draw:frame>
        <draw:frame draw:style-name="gr1" draw:text-style-name="P1" draw:layer="layout" svg:width="20.335cm" svg:height="2.387cm" svg:x="0.771cm" svg:y="4.12cm">
          <draw:text-box>
            <text:p>What, as a result, are some specific benefits that we expect to obtain ?</text:p>
            <text:p/>
            <text:p>xxx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" draw:text-style-name="P6" draw:layer="layout" svg:width="3.825cm" svg:height="1.115cm" svg:x="0.77cm" svg:y="2.819cm">
          <draw:text-box>
            <text:p><text:span text:style-name="T3">Approach</text:span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18.616cm" svg:height="1.195cm" svg:x="0.716cm" svg:y="1.025cm">
          <draw:text-box>
            <text:p><text:span text:style-name="T2">Software System Modeling and Auto-Generation</text:span></text:p>
          </draw:text-box>
        </draw:frame>
        <draw:frame draw:style-name="gr1" draw:text-style-name="P1" draw:layer="layout" svg:width="20.339cm" svg:height="2.387cm" svg:x="0.771cm" svg:y="4.12cm">
          <draw:text-box>
            <text:p>How do we attempt to make this happen ? <text:s/>How to reach these goals ?</text:p>
            <text:p/>
            <text:p>xxx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" draw:text-style-name="P6" draw:layer="layout" svg:width="4.388cm" svg:height="1.115cm" svg:x="0.77cm" svg:y="2.819cm">
          <draw:text-box>
            <text:p><text:span text:style-name="T3">Challenges</text:span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18.616cm" svg:height="1.195cm" svg:x="0.716cm" svg:y="1.025cm">
          <draw:text-box>
            <text:p><text:span text:style-name="T2">Software System Modeling and Auto-Generation</text:span></text:p>
          </draw:text-box>
        </draw:frame>
        <draw:frame draw:style-name="gr1" draw:text-style-name="P1" draw:layer="layout" svg:width="18.858cm" svg:height="3.811cm" svg:x="0.771cm" svg:y="4.12cm">
          <draw:text-box>
            <text:p>What are specific problems and issues that need to be resolved ?</text:p>
            <text:p/>
            <text:p>How should the generated output be structured ?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" draw:text-style-name="P6" draw:layer="layout" svg:width="3.825cm" svg:height="1.115cm" svg:x="0.77cm" svg:y="2.819cm">
          <draw:text-box>
            <text:p><text:span text:style-name="T3">Approach</text:span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18.616cm" svg:height="1.195cm" svg:x="0.716cm" svg:y="1.025cm">
          <draw:text-box>
            <text:p><text:span text:style-name="T2">Software System Modeling and Auto-Generation</text:span></text:p>
          </draw:text-box>
        </draw:frame>
        <draw:frame draw:style-name="gr1" draw:text-style-name="P1" draw:layer="layout" svg:width="1.442cm" svg:height="0.963cm" svg:x="0.771cm" svg:y="4.12cm">
          <draw:text-box>
            <text:p><text:span text:style-name="T4">xxx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" draw:text-style-name="P6" draw:layer="layout" svg:width="3.825cm" svg:height="1.115cm" svg:x="0.77cm" svg:y="2.819cm">
          <draw:text-box>
            <text:p><text:span text:style-name="T3">Approach</text:span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18.616cm" svg:height="1.195cm" svg:x="0.716cm" svg:y="1.025cm">
          <draw:text-box>
            <text:p><text:span text:style-name="T2">Software System Modeling and Auto-Generation</text:span></text:p>
          </draw:text-box>
        </draw:frame>
        <draw:frame draw:style-name="gr1" draw:text-style-name="P1" draw:layer="layout" svg:width="1.442cm" svg:height="0.963cm" svg:x="0.771cm" svg:y="4.12cm">
          <draw:text-box>
            <text:p><text:span text:style-name="T4">xxx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1" draw:text-style-name="P6" draw:layer="layout" svg:width="3.825cm" svg:height="1.115cm" svg:x="0.77cm" svg:y="2.819cm">
          <draw:text-box>
            <text:p><text:span text:style-name="T3">Approach</text:span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18.616cm" svg:height="1.195cm" svg:x="0.716cm" svg:y="1.025cm">
          <draw:text-box>
            <text:p><text:span text:style-name="T2">Software System Modeling and Auto-Generation</text:span></text:p>
          </draw:text-box>
        </draw:frame>
        <draw:frame draw:style-name="gr1" draw:text-style-name="P1" draw:layer="layout" svg:width="1.442cm" svg:height="0.963cm" svg:x="0.771cm" svg:y="4.12cm">
          <draw:text-box>
            <text:p><text:span text:style-name="T4">xxx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" draw:text-style-name="P6" draw:layer="layout" svg:width="3.825cm" svg:height="1.115cm" svg:x="0.77cm" svg:y="2.819cm">
          <draw:text-box>
            <text:p><text:span text:style-name="T3">Approach</text:span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18.616cm" svg:height="1.195cm" svg:x="0.716cm" svg:y="1.025cm">
          <draw:text-box>
            <text:p><text:span text:style-name="T2">Software System Modeling and Auto-Generation</text:span></text:p>
          </draw:text-box>
        </draw:frame>
        <draw:frame draw:style-name="gr1" draw:text-style-name="P1" draw:layer="layout" svg:width="1.442cm" svg:height="0.963cm" svg:x="0.771cm" svg:y="4.12cm">
          <draw:text-box>
            <text:p><text:span text:style-name="T4">xxx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" draw:text-style-name="P1" draw:layer="layout" svg:width="1.759cm" svg:height="1.675cm" svg:x="0.77cm" svg:y="3.319cm">
          <draw:text-box>
            <text:p><text:span text:style-name="T4">XXX</text:span></text:p>
            <text:p><text:span text:style-name="T4"/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7.318cm" svg:height="1.195cm" svg:x="0.716cm" svg:y="1.025cm">
          <draw:text-box>
            <text:p><text:span text:style-name="T2">ARIES and ARIE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1" draw:text-style-name="P1" draw:layer="layout" svg:width="1.759cm" svg:height="1.675cm" svg:x="0.77cm" svg:y="3.319cm">
          <draw:text-box>
            <text:p><text:span text:style-name="T4">XXX</text:span></text:p>
            <text:p><text:span text:style-name="T4"/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7.699cm" svg:height="1.195cm" svg:x="0.716cm" svg:y="1.025cm">
          <draw:text-box>
            <text:p><text:span text:style-name="T2">ARIES Introdu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1" draw:text-style-name="P1" draw:layer="layout" svg:width="1.759cm" svg:height="1.675cm" svg:x="0.77cm" svg:y="3.319cm">
          <draw:text-box>
            <text:p><text:span text:style-name="T4">XXX</text:span></text:p>
            <text:p><text:span text:style-name="T4"/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7.699cm" svg:height="1.195cm" svg:x="0.716cm" svg:y="1.025cm">
          <draw:text-box>
            <text:p><text:span text:style-name="T2">ARIES Introdu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1" draw:text-style-name="P1" draw:layer="layout" svg:width="1.759cm" svg:height="1.675cm" svg:x="0.77cm" svg:y="3.319cm">
          <draw:text-box>
            <text:p><text:span text:style-name="T4">XXX</text:span></text:p>
            <text:p><text:span text:style-name="T4"/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7.699cm" svg:height="1.195cm" svg:x="0.716cm" svg:y="1.025cm">
          <draw:text-box>
            <text:p><text:span text:style-name="T2">ARIES Introdu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1" draw:text-style-name="P1" draw:layer="layout" svg:width="1.759cm" svg:height="1.675cm" svg:x="0.77cm" svg:y="3.319cm">
          <draw:text-box>
            <text:p><text:span text:style-name="T4">XXX</text:span></text:p>
            <text:p><text:span text:style-name="T4"/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7.699cm" svg:height="1.195cm" svg:x="0.716cm" svg:y="1.025cm">
          <draw:text-box>
            <text:p><text:span text:style-name="T2">ARIES Introdu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1" draw:text-style-name="P1" draw:layer="layout" svg:width="1.759cm" svg:height="1.675cm" svg:x="0.77cm" svg:y="3.319cm">
          <draw:text-box>
            <text:p><text:span text:style-name="T4">XXX</text:span></text:p>
            <text:p><text:span text:style-name="T4"/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7.699cm" svg:height="1.195cm" svg:x="0.716cm" svg:y="1.025cm">
          <draw:text-box>
            <text:p><text:span text:style-name="T2">ARIES Introdu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1" draw:text-style-name="P1" draw:layer="layout" svg:width="1.759cm" svg:height="1.675cm" svg:x="0.77cm" svg:y="3.319cm">
          <draw:text-box>
            <text:p><text:span text:style-name="T4">XXX</text:span></text:p>
            <text:p><text:span text:style-name="T4"/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7.699cm" svg:height="1.195cm" svg:x="0.716cm" svg:y="1.025cm">
          <draw:text-box>
            <text:p><text:span text:style-name="T2">ARIES Introdu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1" draw:text-style-name="P1" draw:layer="layout" svg:width="1.759cm" svg:height="1.675cm" svg:x="0.77cm" svg:y="3.319cm">
          <draw:text-box>
            <text:p><text:span text:style-name="T4">XXX</text:span></text:p>
            <text:p><text:span text:style-name="T4"/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7.699cm" svg:height="1.195cm" svg:x="0.716cm" svg:y="1.025cm">
          <draw:text-box>
            <text:p><text:span text:style-name="T2">ARIES Introdu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1" draw:text-style-name="P1" draw:layer="layout" svg:width="1.759cm" svg:height="1.675cm" svg:x="0.77cm" svg:y="3.319cm">
          <draw:text-box>
            <text:p><text:span text:style-name="T4">XXX</text:span></text:p>
            <text:p><text:span text:style-name="T4"/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7.699cm" svg:height="1.195cm" svg:x="0.716cm" svg:y="1.025cm">
          <draw:text-box>
            <text:p><text:span text:style-name="T2">ARIES Introdu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1" draw:text-style-name="P1" draw:layer="layout" svg:width="1.759cm" svg:height="1.675cm" svg:x="0.77cm" svg:y="3.319cm">
          <draw:text-box>
            <text:p><text:span text:style-name="T4">XXX</text:span></text:p>
            <text:p><text:span text:style-name="T4"/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7.699cm" svg:height="1.195cm" svg:x="0.716cm" svg:y="1.025cm">
          <draw:text-box>
            <text:p><text:span text:style-name="T2">ARIES Introdu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1" draw:text-style-name="P1" draw:layer="layout" svg:width="1.759cm" svg:height="1.675cm" svg:x="0.77cm" svg:y="3.319cm">
          <draw:text-box>
            <text:p><text:span text:style-name="T4">XXX</text:span></text:p>
            <text:p><text:span text:style-name="T4"/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7.699cm" svg:height="1.195cm" svg:x="0.716cm" svg:y="1.025cm">
          <draw:text-box>
            <text:p><text:span text:style-name="T2">ARIES Introdu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1" draw:text-style-name="P1" draw:layer="layout" svg:width="1.759cm" svg:height="1.675cm" svg:x="0.77cm" svg:y="3.319cm">
          <draw:text-box>
            <text:p><text:span text:style-name="T4">XXX</text:span></text:p>
            <text:p><text:span text:style-name="T4"/></text:p>
          </draw:text-box>
        </draw:frame>
        <draw:line draw:style-name="gr2" draw:text-style-name="P2" draw:layer="layout" svg:x1="0.824cm" svg:y1="2.303cm" svg:x2="26.262cm" svg:y2="2.286cm">
          <text:p/>
        </draw:line>
        <draw:frame draw:style-name="gr1" draw:text-style-name="P4" draw:layer="layout" svg:width="18.616cm" svg:height="1.195cm" svg:x="0.716cm" svg:y="1.025cm">
          <draw:text-box>
            <text:p><text:span text:style-name="T2">Software System Modeling and Auto-Gener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8T01:49:59.88</meta:creation-date>
    <meta:editing-duration>P46DT7H9M38S</meta:editing-duration>
    <meta:editing-cycles>118</meta:editing-cycles>
    <dc:date>2015-01-03T12:58:48.54</dc:date>
    <meta:generator>OpenOffice.org/3.4.1$Win32 OpenOffice.org_project/341m1$Build-9593</meta:generator>
    <meta:document-statistic meta:object-count="230"/>
  </office:meta>
</office:document-meta>
</file>